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ce style:name="Unifont" svg:font-family="Unifont" style:font-family-generic="system" style:font-pitch="variable"/>
  </office:font-face-decls>
  <office:automatic-styles>
    <style:style style:name="P1" style:family="paragraph" style:parent-style-name="Text_20_body">
      <style:paragraph-properties fo:margin-top="0.1665in" fo:margin-bottom="0in" style:contextual-spacing="false" fo:line-height="20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3eafa2" style:text-blinking="false" fo:background-color="transparent" style:font-size-asian="12pt" style:font-size-complex="12pt"/>
    </style:style>
    <style:style style:name="P2" style:family="paragraph" style:parent-style-name="Text_20_body">
      <style:paragraph-properties fo:margin-top="0.1665in" fo:margin-bottom="0in" style:contextual-spacing="false" fo:line-height="20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41f880" style:text-blinking="false" fo:background-color="transparent" style:font-size-asian="12pt" style:font-size-complex="12pt"/>
    </style:style>
    <style:style style:name="P3" style:family="paragraph" style:parent-style-name="Text_20_body">
      <style:paragraph-properties fo:margin-top="0.1665in" fo:margin-bottom="0in" style:contextual-spacing="false" fo:line-height="200%" style:writing-mode="lr-tb"/>
    </style:style>
    <style:style style:name="P4" style:family="paragraph" style:parent-style-name="Text_20_body">
      <style:paragraph-properties fo:margin-top="0.1665in" fo:margin-bottom="0in" style:contextual-spacing="false" fo:line-height="200%" style:writing-mode="lr-tb"/>
      <style:text-properties officeooo:paragraph-rsid="0041f880"/>
    </style:style>
    <style:style style:name="P5" style:family="paragraph" style:parent-style-name="Text_20_body">
      <style:paragraph-properties fo:margin-top="0.1665in" fo:margin-bottom="0in" style:contextual-spacing="false" fo:line-height="200%" style:writing-mode="lr-tb"/>
      <style:text-properties style:font-name="Liberation Serif" fo:font-size="12pt" style:font-size-asian="12pt" style:font-size-complex="12pt"/>
    </style:style>
    <style:style style:name="P6" style:family="paragraph" style:parent-style-name="Text_20_body">
      <style:paragraph-properties fo:line-height="200%"/>
      <style:text-properties style:font-name="Liberation Serif" fo:font-size="12pt" style:font-size-asian="12pt" style:font-size-complex="12pt"/>
    </style:style>
    <style:style style:name="P7" style:family="paragraph" style:parent-style-name="Text_20_body">
      <style:paragraph-properties fo:margin-top="0in" fo:margin-bottom="0in" style:contextual-spacing="false" fo:line-height="200%" fo:text-align="center" style:justify-single-word="false" style:writing-mode="lr-tb"/>
      <style:text-properties style:font-name="Liberation Serif" fo:font-size="16pt" style:font-size-asian="16pt" style:font-size-complex="16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28fd30"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2ac49d"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2d0ede"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2e7481"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04ede"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1a2bc"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32ade2"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6pt" fo:font-style="normal" style:text-underline-style="none" fo:font-weight="bold"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8" style:family="text">
      <style:text-properties officeooo:rsid="0023b06a"/>
    </style:style>
    <style:style style:name="T19" style:family="text">
      <style:text-properties officeooo:rsid="00256372"/>
    </style:style>
    <style:style style:name="T20" style:family="text">
      <style:text-properties officeooo:rsid="002674f7"/>
    </style:style>
    <style:style style:name="T21" style:family="text">
      <style:text-properties officeooo:rsid="0027ee2e"/>
    </style:style>
    <style:style style:name="T22" style:family="text">
      <style:text-properties officeooo:rsid="0028fd30"/>
    </style:style>
    <style:style style:name="T23" style:family="text">
      <style:text-properties officeooo:rsid="00304ede"/>
    </style:style>
    <style:style style:name="T24" style:family="text">
      <style:text-properties officeooo:rsid="0032ade2"/>
    </style:style>
    <style:style style:name="T25" style:family="text">
      <style:text-properties officeooo:rsid="003489ef"/>
    </style:style>
    <style:style style:name="T26" style:family="text">
      <style:text-properties officeooo:rsid="0036f8eb"/>
    </style:style>
    <style:style style:name="T27" style:family="text">
      <style:text-properties officeooo:rsid="0037fb32"/>
    </style:style>
    <style:style style:name="T28" style:family="text">
      <style:text-properties officeooo:rsid="003896e7"/>
    </style:style>
    <style:style style:name="T29" style:family="text">
      <style:text-properties officeooo:rsid="00392745"/>
    </style:style>
    <style:style style:name="T30" style:family="text">
      <style:text-properties officeooo:rsid="0039e6a1"/>
    </style:style>
    <style:style style:name="T31" style:family="text">
      <style:text-properties officeooo:rsid="003a073b"/>
    </style:style>
    <style:style style:name="T32" style:family="text">
      <style:text-properties officeooo:rsid="003bf289"/>
    </style:style>
    <style:style style:name="T33" style:family="text">
      <style:text-properties officeooo:rsid="003d56d4"/>
    </style:style>
    <style:style style:name="T34" style:family="text">
      <style:text-properties officeooo:rsid="003eafa2"/>
    </style:style>
    <style:style style:name="T35" style:family="text">
      <style:text-properties officeooo:rsid="003f6a89"/>
    </style:style>
    <style:style style:name="T36" style:family="text">
      <style:text-properties fo:font-size="16pt" fo:font-weight="bold" officeooo:rsid="0028fd30"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Cumulative Reflection</text:span></text:p>
      <text:p text:style-name="P5"><text:span text:style-name="T4"><text:tab/>Throughout my education at Iowa State, I have been fond of the fact that most of my coursework incorporates hands-on lab work that relates directly to the topics in class. This aspect is how I primarily learned in these courses, going over subjects such as digital logic, processor design, and embedded systems programming. However, this is not only true for the computer engineering courses of my major. In fact, the cybersecurity coursework takes the cake when it comes to this. These classes first go over security concepts in our lectures to make us familiar with the subject, and then we work with software to gain experience with the concepts. Many times we got to the actual software solutions many companies use in production. A good examples of this come from earlier cybersecurity courses I had. We had talked about security information and event management or SIEM and our lab after that had us working in a few different systems including the most common one used called Splunk looking through logs to find user authentication events. Finally, to sum up our classwork, we have a senior design requirement with cybersecurity having an additional requirement that our project needs to have a security focus or component. This lets me and everyone in my major utilize all the knowledge we have accumulated from our security courses to solve a real-world problem.</text:span></text:p>
      <text:p text:style-name="P5"><text:span text:style-name="T4"><text:tab/>On top of my coursework, I’ve been fortunate enough to have a security research position, a security internship, and an on-campus IT position while being a student. First was my research position with Professor Diane Janvrin from the Ivy College of Business that I had as a freshman. During this opportunity, I was researching details over past security breaches of major companies and analyzing the companies’ PR responses, monetary losses, and possible mitigation techniques. This was a first introduction to basic cost-benefit analysis to determine whether a mitigation was worth a security incident, and it showed me a how security is viewed and prioritized from a business or enterprise level. Second, I had a security internship at EMC Insurance, in which I worked with security analysts and engineers. I was able to apply security concepts I learned from </text:span><text:soft-page-break/><text:span text:style-name="T4">ISU while analyzing new security tools for them and was able to learn new IT and security concepts like CAASM or cyber asset attack surface management. Most important of all, I was able to security operations from the security team’s perspective and how that interacts with the rest of the business and IT. Finally, I started working IT for language arts and science at Iowa State my junior year as a help desk position. From this perspective on security, I have seen how an IT team handles security alerts, remote management of their devices, and inventory and software management. Overall, these work experiences have been great in realizing how all sides view and care about security.</text:span></text:p>
      <text:p text:style-name="P5"><text:span text:style-name="T4"><text:tab/>To continue my education even farther than just my courses and work experience, I participate in capture the flag events and persistent online challenges as well. I mainly focus on web, reverse engineering, and crypto challenges. These act to help me practice with code analysis and web app testing while discovering new technologies and vulnerable designs. As well, I have participated in ISU’s cyber defense competitions and learned about system administration and incident response and detection. I have even led a team of new participants to the CDC as a way to help others learn from the experience, especially with setting up the machines and learning Linux. Looking to the future, I will still be participating in even more CTFs like Hack the Box and Blue Team Labs as a means of continuous learning throughout my life. However, a major focus regarding learning for me would be looking to study for and earn security certificates, and then keeping those certificates updated via re-certification. Even more so, I also want to experience the many different fields of security hands on and would like to have multiple types of positions in security throughout my life. Doing all this, honestly, I hope to never stop learning as security and computing is incredibly fascinating.</text:span></text:p>
      <text:p text:style-name="P6"><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1T17:21:30.459068614</meta:creation-date>
    <dc:date>2022-10-12T04:04:13.886849196</dc:date>
    <meta:editing-duration>PT2H38M17S</meta:editing-duration>
    <meta:editing-cycles>27</meta:editing-cycles>
    <meta:generator>LibreOffice/7.3.2.2$OpenBSD_X86_64 LibreOffice_project/30$Build-2</meta:generator>
    <meta:document-statistic meta:table-count="0" meta:image-count="0" meta:object-count="0" meta:page-count="2" meta:paragraph-count="5" meta:word-count="694" meta:character-count="4227" meta:non-whitespace-character-count="3533"/>
  </office:meta>
</office:document-meta>
</file>